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5.103cm"/>
    </style:style>
    <style:style style:name="Tableau1.B" style:family="table-column">
      <style:table-column-properties style:column-width="11.9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30abf" officeooo:paragraph-rsid="00030abf"/>
    </style:style>
    <style:style style:name="P2" style:family="paragraph" style:parent-style-name="Table_20_Contents">
      <style:text-properties officeooo:rsid="00030abf" officeooo:paragraph-rsid="00030abf"/>
    </style:style>
    <style:style style:name="P3" style:family="paragraph" style:parent-style-name="Table_20_Contents">
      <style:text-properties officeooo:rsid="000470f0" officeooo:paragraph-rsid="000470f0"/>
    </style:style>
    <style:style style:name="P4" style:family="paragraph" style:parent-style-name="Table_20_Contents">
      <style:text-properties officeooo:rsid="000533d3" officeooo:paragraph-rsid="000533d3"/>
    </style:style>
    <style:style style:name="P5" style:family="paragraph" style:parent-style-name="Table_20_Contents">
      <style:text-properties officeooo:rsid="0006c2ed" officeooo:paragraph-rsid="0006c2ed"/>
    </style:style>
    <style:style style:name="P6" style:family="paragraph" style:parent-style-name="Table_20_Contents">
      <style:text-properties officeooo:rsid="0006e578" officeooo:paragraph-rsid="0006e578"/>
    </style:style>
    <style:style style:name="T1" style:family="text">
      <style:text-properties officeooo:rsid="000470f0"/>
    </style:style>
    <style:style style:name="T2" style:family="text">
      <style:text-properties officeooo:rsid="000533d3"/>
    </style:style>
    <style:style style:name="T3" style:family="text">
      <style:text-properties officeooo:rsid="0006c2ed"/>
    </style:style>
    <style:style style:name="T4" style:family="text">
      <style:text-properties officeooo:rsid="0006e57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bold" officeooo:rsid="0006e578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Cas d’utilisation </text:span><text:span text:style-name="T8">1 </text:span>: <text:span text:style-name="T4">jouer en créant une partie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Acteurs</text:p>
          </table:table-cell>
          <table:table-cell table:style-name="Tableau1.B1" office:value-type="string">
            <text:p text:style-name="P2">Usager</text:p>
          </table:table-cell>
        </table:table-row>
        <table:table-row>
          <table:table-cell table:style-name="Tableau1.A2" office:value-type="string">
            <text:p text:style-name="P2">Événement déclencheur</text:p>
          </table:table-cell>
          <table:table-cell table:style-name="Tableau1.B2" office:value-type="string">
            <text:p text:style-name="P2">Double cliquer sur l’icône </text:p>
          </table:table-cell>
        </table:table-row>
        <table:table-row>
          <table:table-cell table:style-name="Tableau1.A2" office:value-type="string">
            <text:p text:style-name="P2">Parties prenantes et leurs intérêts</text:p>
          </table:table-cell>
          <table:table-cell table:style-name="Tableau1.B2" office:value-type="string">
            <text:p text:style-name="P2">Usager : s’amuser et se détendre </text:p>
            <text:p text:style-name="P2">Entreprise : </text:p>
          </table:table-cell>
        </table:table-row>
        <table:table-row>
          <table:table-cell table:style-name="Tableau1.A2" office:value-type="string">
            <text:p text:style-name="P2">Niveau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Portée</text:p>
          </table:table-cell>
          <table:table-cell table:style-name="Tableau1.B2" office:value-type="string">
            <text:p text:style-name="P2">Données usager pour la création d’une nouvelle partie</text:p>
            <text:p text:style-name="P2"><text:tab/>-nom : <text:span text:style-name="T1">pseudo du Tamagotchi, longueur maximale 20 <text:tab/>caractères</text:span></text:p>
            <text:p text:style-name="P2"><text:tab/><text:span text:style-name="T1">-type : au choix parmis 4 types(chat, chien, chèvre, robot)</text:span></text:p>
            <text:p text:style-name="P2"/>
          </table:table-cell>
        </table:table-row>
        <table:table-row>
          <table:table-cell table:style-name="Tableau1.A2" office:value-type="string">
            <text:p text:style-name="P3">Pré-conditions</text:p>
          </table:table-cell>
          <table:table-cell table:style-name="Tableau1.B2" office:value-type="string">
            <text:p text:style-name="P3">Pouvoir chercher les autres Tamagotchi. Le nouveau Tamagotchi n’est pas déjà existant.</text:p>
          </table:table-cell>
        </table:table-row>
        <table:table-row>
          <table:table-cell table:style-name="Tableau1.A2" office:value-type="string">
            <text:p text:style-name="P3">Post-conditions</text:p>
          </table:table-cell>
          <table:table-cell table:style-name="Tableau1.B2" office:value-type="string">
            <text:p text:style-name="P3">Le nouveau Tamagotchi <text:span text:style-name="T2">est créé.</text:span></text:p>
          </table:table-cell>
        </table:table-row>
        <table:table-row>
          <table:table-cell table:style-name="Tableau1.A2" office:value-type="string">
            <text:p text:style-name="P4">Scénario nominal</text:p>
          </table:table-cell>
          <table:table-cell table:style-name="Tableau1.B2" office:value-type="string">
            <text:p text:style-name="P4">1) <text:span text:style-name="T3">L</text:span>’usager rempli les champs données.</text:p>
            <text:p text:style-name="P4">2) <text:span text:style-name="T3">L</text:span>a partie commence, l’usager peut actionner différents boutons qui auront une influence sur l’état du Tamagotchi.</text:p>
            <text:p text:style-name="P4">3) <text:span text:style-name="T3">L’usager joue un certain temps puis sauvegarde la partie et quitte le jeu.</text:span></text:p>
          </table:table-cell>
        </table:table-row>
        <table:table-row>
          <table:table-cell table:style-name="Tableau1.A2" office:value-type="string">
            <text:p text:style-name="P5">Extensions</text:p>
          </table:table-cell>
          <table:table-cell table:style-name="Tableau1.B2" office:value-type="string">
            <text:p text:style-name="P5">Si l’usager veut par exemple nourrir le Tamagotchi alors que sa barre de nourriture est pleine, un message s’affiche pour lui dire que la barre est pleine.</text:p>
            <text:p text:style-name="P5">Si l’usager veut le faire jouer alors que sa barre de vie est proche de 0, un message s’affiche pour lui dire qu’il faut plutôt manger ou dormir.</text:p>
          </table:table-cell>
        </table:table-row>
        <table:table-row>
          <table:table-cell table:style-name="Tableau1.A2" office:value-type="string">
            <text:p text:style-name="P6">Contraintes</text:p>
          </table:table-cell>
          <table:table-cell table:style-name="Tableau1.B2" office:value-type="string">
            <text:p text:style-name="P6">Aucune réquisition des données de l’utilisateu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5:16:11.971882631</meta:creation-date>
    <dc:date>2021-09-29T16:07:22.241560961</dc:date>
    <meta:editing-duration>PT30M15S</meta:editing-duration>
    <meta:editing-cycles>3</meta:editing-cycles>
    <meta:generator>LibreOffice/5.3.6.1$Linux_X86_64 LibreOffice_project/30$Build-1</meta:generator>
    <meta:document-statistic meta:table-count="1" meta:image-count="0" meta:object-count="0" meta:page-count="1" meta:paragraph-count="26" meta:word-count="180" meta:character-count="1138" meta:non-whitespace-character-count="978"/>
  </office:meta>
</office:document-meta>
</file>